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 fo:font-size="14pt" style:font-size-asian="14pt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size="14pt" style:font-size-asian="14pt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size="14pt" style:font-size-asian="14pt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font-size="14pt" style:font-size-asian="14pt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fo:font-size="14pt" style:font-size-asian="14pt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fo:font-size="14pt" style:font-size-asian="14pt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font-size="14pt" style:font-size-asian="14pt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font-size="14pt" style:font-size-asian="14pt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font-size="14pt" style:font-size-asian="14pt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font-size="14pt" style:font-size-asian="14pt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fo:font-size="14pt" style:font-size-asian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Delete author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Delete author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Info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ButtonDelete</text:p>
          </table:table-cell>
          <table:table-cell table:style-name="TableCell36">
            <text:p text:style-name="P37">Delete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LinkCancel</text:p>
          </table:table-cell>
          <table:table-cell table:style-name="TableCell43">
            <text:p text:style-name="P44">Cancel</text:p>
          </table:table-cell>
          <table:table-cell table:style-name="TableCell45">
            <text:p text:style-name="P46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1T13:36:00Z</dc:date>
    <meta:template xlink:href="Normal.dotm" xlink:type="simple"/>
    <meta:editing-cycles>8</meta:editing-cycles>
    <meta:editing-duration>PT180S</meta:editing-duration>
    <meta:document-statistic meta:page-count="1" meta:paragraph-count="1" meta:word-count="18" meta:character-count="129" meta:row-count="1" meta:non-whitespace-character-count="112"/>
  </office:meta>
</office:document-meta>
</file>